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30600000067CEE7522F.gif" manifest:media-type=""/>
  <manifest:file-entry manifest:full-path="Pictures/1000000000000138000000729816B088.gi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1dce95" officeooo:paragraph-rsid="001dce95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2pt" officeooo:rsid="001dce95" officeooo:paragraph-rsid="001dce95" style:font-size-asian="12pt" style:font-size-complex="12pt"/>
    </style:style>
    <style:style style:name="P3" style:family="paragraph" style:parent-style-name="Table_20_Heading">
      <style:text-properties style:font-name="Times New Roman" fo:font-size="12pt" officeooo:rsid="001dce95" officeooo:paragraph-rsid="001dce95" style:font-size-asian="12pt" style:font-size-complex="12pt"/>
    </style:style>
    <style:style style:name="P4" style:family="paragraph" style:parent-style-name="Standard" style:master-page-name="SANSA">
      <style:paragraph-properties fo:text-align="start" style:justify-single-word="false" style:page-number="auto"/>
      <style:text-properties style:font-name="Times New Roman" fo:font-size="12pt" officeooo:rsid="001dce95" officeooo:paragraph-rsid="0025b4ad" style:font-size-asian="12pt" style:font-size-complex="12pt"/>
    </style:style>
    <style:style style:name="T1" style:family="text">
      <style:text-properties officeooo:rsid="0025b4ad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Z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4.279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SANSA" style:page-layout-name="Mpm2">
      <style:header>
        <text:p text:style-name="Header"><draw:frame draw:style-name="Mfr1" draw:name="graphics3" text:anchor-type="paragraph" svg:x="0.002cm" svg:y="-2.688cm" svg:width="8.431cm" svg:height="3.08cm" draw:z-index="0"><draw:image xlink:href="Pictures/1000000000000138000000729816B088.gif" xlink:type="simple" xlink:show="embed" xlink:actuate="onLoad"/></draw:frame></text:p>
      </style:header>
      <style:footer>
        <text:p text:style-name="Footer"><draw:frame draw:style-name="Mfr2" draw:name="graphics1" text:anchor-type="paragraph" svg:width="20.877cm" svg:height="2.528cm" draw:z-index="1"><draw:image xlink:href="Pictures/100002000000030600000067CEE7522F.gif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4T09:35:31</meta:creation-date>
    <dc:date>2013-08-19T08:57:40</dc:date>
    <meta:editing-duration>PT1H3M7S</meta:editing-duration>
    <meta:editing-cycles>14</meta:editing-cycles>
    <meta:generator>LibreOffice/4.0.3.3$MacOSX_x86 LibreOffice_project/0eaa50a932c8f2199a615e1eb30f7ac74279539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